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officeooo:rsid="001af5e5" officeooo:paragraph-rsid="001af5e5"/>
    </style:style>
    <style:style style:name="P2" style:family="paragraph" style:parent-style-name="Standard">
      <style:paragraph-properties fo:text-align="justify" style:justify-single-word="false"/>
      <style:text-properties style:font-name="FreeSerif" officeooo:rsid="001af5e5" officeooo:paragraph-rsid="001af5e5"/>
    </style:style>
    <style:style style:name="P3" style:family="paragraph" style:parent-style-name="Standard">
      <style:paragraph-properties fo:text-align="justify" style:justify-single-word="false"/>
      <style:text-properties style:font-name="FreeSerif" fo:font-weight="bold" officeooo:rsid="001af5e5" officeooo:paragraph-rsid="001af5e5"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a itu Ethical Hacker ?</text:p>
      <text:p text:style-name="P2"/>
      <text:p text:style-name="P2"><text:span text:style-name="T1">Ethical Hacker</text:span> atau ‘<text:span text:style-name="T1">White Hat Hacker’</text:span> merupakan pekerjaan dalam bidang cyber security yang tugasnya menemukan dan memperbaiki kerentanan pada sistem sebelum <text:span text:style-name="T1">‘Black Hat Hacker’</text:span> memanfaatkan kerentanan tersebut. Ethical Hacker dalam meretas sistem berpikir seperti <text:span text:style-name="T1">‘Black Hat Hacker’</text:span> untuk menemukan kerentanan pada sistem setelah itu melaporkannya dan memperbaikinya. </text:p>
      <text:p text:style-name="P2"/>
      <text:p text:style-name="P2">Bagi yang belum tahu, didalam dunia peretasan terdapat 3 jenis hacker yang sering dikenal dan masing-masing jenis hacker tersebut memiliki niat yang berbeda dalam melakukan peretasan</text:p>
      <text:p text:style-name="P2"/>
      <text:p text:style-name="P3">1. White Hat Hacker</text:p>
      <text:p text:style-name="P2">White Hat Hacker merupakan hacker yang baik. Mereka tidak sembarang melakukan peretasan, karena niat mereka hanya membantu orang-orang yang memiliki sistem keamanan yang lemah. Mereka juga jika melakukan peretasan pada suatu sistem, mereka terlebih dahulu izin kepada pemilik sistem, dan jika diizinkan mereka akan melakukan peretasan, menemukan celah, setelah itu melaporkannya. Bahkan kadang mereka juga dapat memperbaiki celah keamanan tersebut.</text:p>
      <text:p text:style-name="P2"/>
      <text:p text:style-name="P3">2. Black Hat Hacker</text:p>
      <text:p text:style-name="P2">Kebalikkan dari White Hat Hacker. Hacker ini merupakan hacker yang jahat. Artinya, mereka melakukan peretasan demi keuntungan pribadi atau kelompok. </text:p>
      <text:p text:style-name="P2"/>
      <text:p text:style-name="P3">3. Gray Hat Hacker</text:p>
      <text:p text:style-name="P2">Hacker ini merupakan gabungan dari kedua jenis hacker sebelumnnya. Hacker ini akan melakukan peretasan sistem tanpa izin, akan tetapi kadang mereka akan melaporkannya kepada pemilik sistem. Kadang juga jika mereka menemukan kerentanan, mereka akan melaporkannya tetapi dengan imbal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oto Sans"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09:21:12.039171710</meta:creation-date>
    <dc:date>2025-03-26T09:49:41.564603316</dc:date>
    <meta:editing-duration>PT5M24S</meta:editing-duration>
    <meta:editing-cycles>5</meta:editing-cycles>
    <meta:generator>LibreOffice/24.8.5.2$Linux_X86_64 LibreOffice_project/480$Build-2</meta:generator>
    <meta:document-statistic meta:table-count="0" meta:image-count="0" meta:object-count="0" meta:page-count="1" meta:paragraph-count="9" meta:word-count="208" meta:character-count="1513" meta:non-whitespace-character-count="1312"/>
  </office:meta>
</office:document-meta>
</file>